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officeooo:rsid="000f7c3d" officeooo:paragraph-rsid="000f7c3d"/>
    </style:style>
    <style:style style:name="P2" style:family="paragraph" style:parent-style-name="Standard">
      <style:text-properties style:font-name="Liberation Serif" fo:font-weight="bold" officeooo:rsid="000f7c3d" officeooo:paragraph-rsid="000f7c3d" style:font-weight-asian="bold" style:font-weight-complex="bold"/>
    </style:style>
    <style:style style:name="P3" style:family="paragraph" style:parent-style-name="Standard">
      <style:text-properties style:font-name="Liberation Serif" fo:font-weight="normal" officeooo:rsid="000f7c3d" officeooo:paragraph-rsid="000f7c3d" style:font-weight-asian="normal" style:font-weight-complex="normal"/>
    </style:style>
    <style:style style:name="P4" style:family="paragraph" style:parent-style-name="Standard">
      <style:text-properties style:font-name="Liberation Serif" fo:font-size="10pt" fo:font-weight="normal" officeooo:rsid="000f7c3d" officeooo:paragraph-rsid="0011eed3" style:font-size-asian="10pt" style:font-weight-asian="normal" style:font-size-complex="10pt" style:font-weight-complex="normal"/>
    </style:style>
    <style:style style:name="P5" style:family="paragraph" style:parent-style-name="Standard">
      <style:text-properties style:font-name="Liberation Serif" fo:font-size="10pt" fo:font-weight="bold" officeooo:rsid="00284605" officeooo:paragraph-rsid="00284605" style:font-size-asian="10pt" style:font-weight-asian="bold" style:font-size-complex="10pt" style:font-weight-complex="bold"/>
    </style:style>
    <style:style style:name="P6" style:family="paragraph" style:parent-style-name="Standard">
      <style:text-properties style:font-name="Liberation Serif" fo:font-size="10pt" fo:font-weight="bold" officeooo:rsid="000f7c3d" officeooo:paragraph-rsid="000f7c3d" style:font-size-asian="10pt" style:font-weight-asian="bold" style:font-size-complex="10pt" style:font-weight-complex="bold"/>
    </style:style>
    <style:style style:name="P7" style:family="paragraph" style:parent-style-name="Standard">
      <style:text-properties style:font-name="Liberation Serif" fo:font-size="10pt" fo:font-style="normal" fo:font-weight="normal" officeooo:rsid="0031020a" officeooo:paragraph-rsid="0042a7c4" style:font-size-asian="10pt" style:font-style-asian="normal" style:font-weight-asian="normal" style:font-size-complex="10pt" style:font-style-complex="normal" style:font-weight-complex="normal"/>
    </style:style>
    <style:style style:name="P8" style:family="paragraph" style:parent-style-name="Standard">
      <style:text-properties style:font-name="Liberation Serif" fo:font-size="10pt" fo:font-style="normal" fo:font-weight="normal" officeooo:rsid="0031020a" officeooo:paragraph-rsid="0031020a" style:font-size-asian="10pt" style:font-style-asian="normal" style:font-weight-asian="normal" style:font-size-complex="10pt" style:font-style-complex="normal" style:font-weight-complex="normal"/>
    </style:style>
    <style:style style:name="P9" style:family="paragraph" style:parent-style-name="Standard">
      <style:text-properties style:font-name="Liberation Serif" fo:font-size="10pt" fo:font-style="normal" fo:font-weight="normal" officeooo:rsid="00324d1d" officeooo:paragraph-rsid="0042a7c4" style:font-size-asian="10pt" style:font-style-asian="normal" style:font-weight-asian="normal" style:font-size-complex="10pt" style:font-style-complex="normal" style:font-weight-complex="normal"/>
    </style:style>
    <style:style style:name="P10" style:family="paragraph" style:parent-style-name="Standard">
      <style:text-properties style:font-name="Liberation Serif" fo:font-size="10pt" fo:font-style="normal" fo:font-weight="normal" officeooo:rsid="00324d1d" officeooo:paragraph-rsid="00324d1d" style:font-size-asian="10pt" style:font-style-asian="normal" style:font-weight-asian="normal" style:font-size-complex="10pt" style:font-style-complex="normal" style:font-weight-complex="normal"/>
    </style:style>
    <style:style style:name="P11" style:family="paragraph" style:parent-style-name="Standard">
      <style:text-properties style:font-name="Liberation Serif" fo:font-size="10pt" fo:font-style="normal" fo:font-weight="normal" officeooo:rsid="00324d1d" officeooo:paragraph-rsid="00457a48" style:font-size-asian="10pt" style:font-style-asian="normal" style:font-weight-asian="normal" style:font-size-complex="10pt" style:font-style-complex="normal" style:font-weight-complex="normal"/>
    </style:style>
    <style:style style:name="P12" style:family="paragraph" style:parent-style-name="Standard">
      <style:text-properties style:font-name="Liberation Serif" fo:font-size="10pt" fo:font-style="normal" fo:font-weight="normal" officeooo:rsid="00284605" officeooo:paragraph-rsid="00284605" style:font-size-asian="10pt" style:font-style-asian="normal" style:font-weight-asian="normal" style:font-size-complex="10pt" style:font-style-complex="normal" style:font-weight-complex="normal"/>
    </style:style>
    <style:style style:name="P13" style:family="paragraph" style:parent-style-name="Standard">
      <style:text-properties style:font-name="Liberation Serif" fo:font-size="10pt" fo:font-style="normal" fo:font-weight="normal" officeooo:rsid="000f7c3d" officeooo:paragraph-rsid="000f7c3d" style:font-size-asian="10pt" style:font-style-asian="normal" style:font-weight-asian="normal" style:font-size-complex="10pt" style:font-style-complex="normal" style:font-weight-complex="normal"/>
    </style:style>
    <style:style style:name="P14" style:family="paragraph" style:parent-style-name="Standard">
      <style:text-properties style:font-name="Liberation Serif" fo:font-size="10pt" fo:font-style="normal" fo:font-weight="normal" officeooo:rsid="0034a97a" officeooo:paragraph-rsid="0042a7c4" style:font-size-asian="10pt" style:font-style-asian="normal" style:font-weight-asian="normal" style:font-size-complex="10pt" style:font-style-complex="normal" style:font-weight-complex="normal"/>
    </style:style>
    <style:style style:name="P15" style:family="paragraph" style:parent-style-name="Standard">
      <style:text-properties style:font-name="Liberation Serif" fo:font-size="10pt" fo:font-style="normal" fo:font-weight="normal" officeooo:rsid="0034a97a" officeooo:paragraph-rsid="0034a97a"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center" style:justify-single-word="false" fo:padding="0.49mm" fo:border="0.06pt solid #000000" style:shadow="#808080 1.76mm -1.76mm"/>
      <style:text-properties style:font-name="Liberation Serif" fo:font-weight="bold" officeooo:rsid="000f7c3d" officeooo:paragraph-rsid="000f7c3d" style:font-weight-asian="bold" style:font-weight-complex="bold"/>
    </style:style>
    <style:style style:name="P17" style:family="paragraph" style:parent-style-name="Standard">
      <loext:graphic-properties draw:fill="none"/>
      <style:paragraph-properties fo:margin-left="0mm" fo:margin-right="0mm" fo:line-height="115%" fo:text-align="justify" style:justify-single-word="false" fo:text-indent="20mm" style:auto-text-indent="false" fo:background-color="transparent"/>
      <style:text-properties style:font-name="Liberation Serif" officeooo:rsid="000f7c3d" officeooo:paragraph-rsid="000f7c3d"/>
    </style:style>
    <style:style style:name="P18" style:family="paragraph" style:parent-style-name="Standard">
      <loext:graphic-properties draw:fill="none"/>
      <style:paragraph-properties fo:margin-left="0mm" fo:margin-right="0mm" fo:line-height="115%" fo:text-align="justify" style:justify-single-word="false" fo:text-indent="20mm" style:auto-text-indent="false" fo:background-color="transparent"/>
      <style:text-properties style:font-name="Liberation Serif" officeooo:rsid="001f6e45" officeooo:paragraph-rsid="001f6e45"/>
    </style:style>
    <style:style style:name="P19" style:family="paragraph" style:parent-style-name="Standard">
      <loext:graphic-properties draw:fill="none"/>
      <style:paragraph-properties fo:margin-left="0mm" fo:margin-right="0mm" fo:line-height="115%" fo:text-align="justify" style:justify-single-word="false" fo:text-indent="20mm" style:auto-text-indent="false" fo:background-color="transparent"/>
      <style:text-properties style:font-name="Liberation Serif" fo:font-weight="normal" officeooo:rsid="001eac8f" officeooo:paragraph-rsid="001eac8f" style:font-weight-asian="normal" style:font-weight-complex="normal"/>
    </style:style>
    <style:style style:name="P20" style:family="paragraph" style:parent-style-name="Standard">
      <loext:graphic-properties draw:fill="none"/>
      <style:paragraph-properties fo:margin-left="0mm" fo:margin-right="0mm" fo:line-height="115%" fo:text-align="justify" style:justify-single-word="false" fo:text-indent="20mm" style:auto-text-indent="false" fo:background-color="transparent"/>
      <style:text-properties style:font-name="Liberation Serif" fo:font-weight="normal" officeooo:rsid="0011eed3" officeooo:paragraph-rsid="004b4963" style:font-weight-asian="normal" style:font-weight-complex="normal"/>
    </style:style>
    <style:style style:name="P21" style:family="paragraph" style:parent-style-name="Standard">
      <loext:graphic-properties draw:fill="none"/>
      <style:paragraph-properties fo:margin-left="0mm" fo:margin-right="0mm" fo:line-height="115%" fo:text-align="justify" style:justify-single-word="false" fo:text-indent="20mm" style:auto-text-indent="false" fo:background-color="transparent"/>
      <style:text-properties style:font-name="Liberation Serif" officeooo:rsid="0010aaf2" officeooo:paragraph-rsid="005cd002"/>
    </style:style>
    <style:style style:name="P22" style:family="paragraph" style:parent-style-name="Standard">
      <style:paragraph-properties fo:padding-left="0mm" fo:padding-right="0mm" fo:padding-top="0mm" fo:padding-bottom="0.74mm" fo:border-left="none" fo:border-right="none" fo:border-top="none" fo:border-bottom="0.06pt solid #000000" style:join-border="false"/>
      <style:text-properties style:font-name="Liberation Serif" fo:font-size="11pt" fo:font-style="normal" fo:font-weight="normal" officeooo:rsid="000f7c3d" officeooo:paragraph-rsid="000f7c3d" style:font-size-asian="11pt" style:font-style-asian="normal" style:font-weight-asian="normal" style:font-size-complex="11pt" style:font-style-complex="normal" style:font-weight-complex="normal"/>
    </style:style>
    <style:style style:name="T1" style:family="text">
      <style:text-properties officeooo:rsid="001014bc"/>
    </style:style>
    <style:style style:name="T2" style:family="text">
      <style:text-properties officeooo:rsid="00118c4e"/>
    </style:style>
    <style:style style:name="T3" style:family="text">
      <style:text-properties fo:font-weight="bold" officeooo:rsid="00118c4e" style:font-weight-asian="bold" style:font-weight-complex="bold"/>
    </style:style>
    <style:style style:name="T4" style:family="text">
      <style:text-properties fo:font-weight="normal" officeooo:rsid="00118c4e" style:font-weight-asian="normal" style:font-weight-complex="normal"/>
    </style:style>
    <style:style style:name="T5" style:family="text">
      <style:text-properties officeooo:rsid="001e260c"/>
    </style:style>
    <style:style style:name="T6" style:family="text">
      <style:text-properties officeooo:rsid="00214789"/>
    </style:style>
    <style:style style:name="T7" style:family="text">
      <style:text-properties officeooo:rsid="0023adae"/>
    </style:style>
    <style:style style:name="T8" style:family="text">
      <style:text-properties officeooo:rsid="0031020a"/>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officeooo:rsid="00324d1d"/>
    </style:style>
    <style:style style:name="T12" style:family="text">
      <style:text-properties officeooo:rsid="0033c9c1"/>
    </style:style>
    <style:style style:name="T13" style:family="text">
      <style:text-properties officeooo:rsid="003669b3"/>
    </style:style>
    <style:style style:name="T14" style:family="text">
      <style:text-properties officeooo:rsid="003897fd"/>
    </style:style>
    <style:style style:name="T15" style:family="text">
      <style:text-properties officeooo:rsid="003a3fa0"/>
    </style:style>
    <style:style style:name="T16" style:family="text">
      <style:text-properties officeooo:rsid="003ef409"/>
    </style:style>
    <style:style style:name="T17" style:family="text">
      <style:text-properties officeooo:rsid="003ef409" style:font-name-asian="Liberation Serif1" style:font-name-complex="Liberation Serif1"/>
    </style:style>
    <style:style style:name="T18" style:family="text">
      <style:text-properties officeooo:rsid="00404c2f" style:font-name-asian="Liberation Serif1" style:font-name-complex="Liberation Serif1"/>
    </style:style>
    <style:style style:name="T19" style:family="text">
      <style:text-properties officeooo:rsid="00457a48" style:font-name-asian="Liberation Serif1" style:font-name-complex="Liberation Serif1"/>
    </style:style>
    <style:style style:name="T20" style:family="text">
      <style:text-properties officeooo:rsid="004895c6"/>
    </style:style>
    <style:style style:name="T21" style:family="text">
      <style:text-properties officeooo:rsid="004a9b7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e vocabulaire <text:span text:style-name="T20">propre au</text:span> théâtre</text:p>
      <text:p text:style-name="P1"/>
      <text:p text:style-name="P2">(1) Le texte</text:p>
      <text:p text:style-name="P17">Un .............................. écrit une pièce de théâtre. Celle-ci est divisée en .............................. <text:span text:style-name="T1">(=changement de lieu)</text:span>, chacun d’entre eux étant divisé en .............................. <text:span text:style-name="T1">(=changement de personnages)</text:span>. <text:span text:style-name="T7">Entre deux .............................. le rideau tombe et un .............................. permet de se reposer et de changer le décor. Au tout début du texte de la pièce apparaît la liste des ............................... Dans la pièce, chaque .............................. débute par une description du .............................. (=à quoi ressemble ce qui se trouve sur scène : meubles, décoration…) et des .............................. de chaque personnage.</text:span></text:p>
      <text:p text:style-name="P21">Le texte alterne les .............................. entre les personnages, que l’on appelle .............................. si quelqu’un est seul sur scène. <text:span text:style-name="T21">Le texte parlé par</text:span> <text:span text:style-name="T21">un </text:span>personnage <text:span text:style-name="T21">est appelé une</text:span> ............................... <text:span text:style-name="T5">Si le personnage parle doucement pour que les autres personnages ne l’entendent pas, il s’agit d’un ............................... Le personnage principal est le .............................. de la pièce ; s’il donne son nom à la pièce il est le personnage ............................… Les indications permettant de savoir comment jouer le texte sont appelées des ............................…</text:span></text:p>
      <text:p text:style-name="P18">L’.............................. d’une pièce est l’histoire rapidement racontée ; un .............................. de théâtre est un moment surprenant pendant une pièce de théâtre. <text:span text:style-name="T6">A la fin de la pièce, le .............................. peut être rapide si un .............................. règle tous les problèmes des personnages ! Si la pièce fait rire, il s’agit d’une ............................... Si le Destin frappe au milieu de la pièce c’est une ............................... Un comédien parle normalement à deux types de personnes : les autres comédiens et le public. C’est la caractéristique principale du texte théâtral, la </text:span><text:span text:style-name="T3">double énonciation</text:span><text:span text:style-name="T4">.</text:span></text:p>
      <text:p text:style-name="P19">Il existe des pièces en vers, d’autres en ...............................</text:p>
      <text:p text:style-name="P1"/>
      <text:p text:style-name="P2">(2) Le lieu</text:p>
      <text:p text:style-name="P20">Le théâtre est aussi le lieu où se jouent les pièces. Sur .............................., les comédiens jouent leur ............................... A gauche et à droite se trouvent les .............................. par lesquelles les comédiens apparaissent sur scène. Le spectateur parle de « côté jardin » à gauche et de « côté ..............................» à droite ; pour s’en souvenir, il projette le mot « J.C. » sur la scène. Le public est assis devant la scène ; il ne peut voir le trou du .............................. qui permet aux comédiens de demander discrètement de l’aide, en cas de trou de mémoire.</text:p>
      <text:p text:style-name="P2"/>
      <text:p text:style-name="P2">(3) Quelques dramaturges et leurs pièces</text:p>
      <text:p text:style-name="P5">titre<text:tab/><text:tab/><text:tab/><text:tab/>auteur<text:tab/><text:tab/><text:tab/><text:tab/><text:span text:style-name="T11">citation</text:span></text:p>
      <text:p text:style-name="P6"/>
      <text:p text:style-name="P7"><text:span text:style-name="T10">Hamlet</text:span> <text:span text:style-name="T17">•</text:span><text:tab/><text:tab/><text:tab/><text:span text:style-name="T17">• </text:span><text:span text:style-name="T11">Jean Racine </text:span><text:span text:style-name="T17">•</text:span><text:span text:style-name="T11"><text:tab/><text:tab/><text:tab/></text:span><text:span text:style-name="T17">• </text:span><text:span text:style-name="T11">L’enfer, c’est les autres.</text:span></text:p>
      <text:p text:style-name="P7"/>
      <text:p text:style-name="P8"/>
      <text:p text:style-name="P9"><text:span text:style-name="T9">Le Cid</text:span><text:span text:style-name="T8"> </text:span><text:span text:style-name="T17">•</text:span><text:tab/><text:tab/><text:tab/><text:tab/><text:span text:style-name="T17">• </text:span><text:span text:style-name="T8">Jean-Paul Sartre</text:span> <text:span text:style-name="T17">•</text:span><text:span text:style-name="T8"><text:tab/><text:tab/></text:span><text:span text:style-name="T17">• </text:span><text:span text:style-name="T8">Eh bien, filles d’Enfer, vos mains sont-elles prêtes ?</text:span></text:p>
      <text:p text:style-name="P12"><text:tab/><text:tab/><text:tab/><text:tab/><text:tab/><text:tab/><text:tab/><text:tab/><text:span text:style-name="T15">Pour qui sont ces serpents qui sifflent sur vos têtes ?</text:span></text:p>
      <text:p text:style-name="P12"/>
      <text:p text:style-name="P7"><text:span text:style-name="T9">Hernani</text:span> <text:span text:style-name="T17">•</text:span><text:tab/><text:tab/><text:tab/><text:span text:style-name="T17">• </text:span>William Shakespeare<text:span text:style-name="T11"> </text:span><text:span text:style-name="T17">•</text:span><text:tab/><text:tab/><text:span text:style-name="T17">• </text:span><text:span text:style-name="T18">Je suis une force qui va !</text:span></text:p>
      <text:p text:style-name="P8"/>
      <text:p text:style-name="P8"/>
      <text:p text:style-name="P9"><text:span text:style-name="T9">Andromaque</text:span><text:span text:style-name="T8"> </text:span><text:span text:style-name="T17">•</text:span><text:tab/><text:tab/><text:tab/><text:span text:style-name="T17">• </text:span>Edmond Rostand <text:span text:style-name="T17">•</text:span><text:tab/><text:tab/><text:span text:style-name="T17">• </text:span><text:span text:style-name="T13">C’est un roc, c’est un pic, c’est un cap !</text:span></text:p>
      <text:p text:style-name="P10"><text:tab/><text:tab/><text:tab/><text:tab/><text:tab/><text:tab/><text:tab/><text:tab/><text:span text:style-name="T14">Que dis-je c’est un cap, c’est une péninsule !</text:span></text:p>
      <text:p text:style-name="P10"/>
      <text:p text:style-name="P11"><text:span text:style-name="T9">Cyrano de Bergerac</text:span><text:span text:style-name="T8"> </text:span><text:span text:style-name="T17">•</text:span><text:tab/><text:tab/><text:span text:style-name="T17">• </text:span><text:span text:style-name="T12">Pierre Corneille</text:span> <text:span text:style-name="T17">•<text:tab/><text:tab/>• </text:span><text:span text:style-name="T19">To be, or not to be, that is the question.</text:span></text:p>
      <text:p text:style-name="P13"/>
      <text:p text:style-name="P13"/>
      <text:p text:style-name="P14"><text:span text:style-name="T9">Huis Clos</text:span><text:span text:style-name="T8"> </text:span><text:span text:style-name="T17">•</text:span><text:tab/><text:tab/><text:tab/><text:span text:style-name="T17">• </text:span><text:span text:style-name="T11">Victor Hugo </text:span><text:span text:style-name="T17">•</text:span><text:span text:style-name="T11"><text:tab/><text:tab/><text:tab/></text:span><text:span text:style-name="T17">• </text:span><text:span text:style-name="T11">Ô rage, ô désespoir, ô vieillesse ennemie !</text:span></text:p>
      <text:p text:style-name="P15"><text:tab/><text:tab/><text:tab/><text:tab/><text:tab/><text:tab/><text:tab/><text:tab/><text:span text:style-name="T16">N’ai-je donc tant vécu que pour cette infamie ?</text:span></text:p>
      <text:p text:style-name="P22"/>
      <text:p text:style-name="P3"/>
      <text:p text:style-name="P4"><text:span text:style-name="T2">tragédie / aparté / décor / scène / dénouement / protagoniste / réplique / entracte / coup / </text:span>dramaturge / acte / <text:span text:style-name="T5">souffleur / dialogue / prose / intrigue / éponyme / deux ex machina / costume / coulisses / personnage / comédie / rôle / cour / monologue / didascali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6T12:32:21.477000000</meta:creation-date>
    <meta:generator>LibreOffice/6.3.5.2$Linux_X86_64 LibreOffice_project/30$Build-2</meta:generator>
    <dc:date>2020-03-16T15:39:29.779749424</dc:date>
    <meta:editing-duration>PT53M26S</meta:editing-duration>
    <meta:editing-cycles>64</meta:editing-cycles>
    <meta:print-date>2019-09-16T13:18:51.242000000</meta:print-date>
    <meta:document-statistic meta:table-count="0" meta:image-count="0" meta:object-count="0" meta:page-count="1" meta:paragraph-count="20" meta:word-count="553" meta:character-count="3705" meta:non-whitespace-character-count="3122"/>
  </office:meta>
</office:document-meta>
</file>